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Post-Request Get All Appointment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formula="of:=[.C15]-[.D15]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passungen Ordnersturktur auf Githu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 style:data-style-name="N2" text:time-value="09:04:30.1540254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8T09:05:06.637456593</dc:date>
    <meta:editing-duration>PT1H8M2S</meta:editing-duration>
    <meta:editing-cycles>19</meta:editing-cycles>
    <meta:generator>LibreOffice/6.2.4.2.0$Linux_X86_64 LibreOffice_project/20$Build-2</meta:generator>
    <meta:document-statistic meta:table-count="1" meta:cell-count="71" meta:object-count="0"/>
  </office:meta>
</office:document-meta>
</file>